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3.5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 'RG3337', 'IIBB')" xlink:type="simple">get_iva(invoice, 'RG3337', 'IIBB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8:17:00.5566598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6-08T18:17:54.884851451</dc:date>
    <dc:creator>Luciano Rossi</dc:creator>
    <meta:editing-duration>PT7H38M5S</meta:editing-duration>
    <meta:editing-cycles>88</meta:editing-cycles>
    <meta:document-statistic meta:table-count="1" meta:cell-count="78" meta:object-count="0"/>
  </office:meta>
</office:document-meta>
</file>